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cae04" officeooo:paragraph-rsid="000cae04" style:font-weight-asian="bold" style:font-weight-complex="bold"/>
    </style:style>
    <style:style style:name="P2" style:family="paragraph" style:parent-style-name="Standard">
      <style:paragraph-properties fo:text-align="start" style:justify-single-word="false"/>
      <style:text-properties fo:font-weight="normal" officeooo:rsid="000cae04" officeooo:paragraph-rsid="000cae04" style:font-weight-asian="normal" style:font-weight-complex="normal"/>
    </style:style>
    <style:style style:name="P3" style:family="paragraph" style:parent-style-name="Standard">
      <style:paragraph-properties fo:text-align="start" style:justify-single-word="false"/>
      <style:text-properties fo:font-weight="normal" officeooo:rsid="00086ca4" officeooo:paragraph-rsid="000cae04" style:font-weight-asian="normal" style:font-weight-complex="normal"/>
    </style:style>
    <style:style style:name="P4" style:family="paragraph" style:parent-style-name="Standard">
      <style:paragraph-properties fo:text-align="start" style:justify-single-word="false"/>
      <style:text-properties fo:font-weight="normal" officeooo:rsid="0007568f" officeooo:paragraph-rsid="000cae04" style:font-weight-asian="normal" style:font-weight-complex="normal"/>
    </style:style>
    <style:style style:name="T1" style:family="text">
      <style:text-properties officeooo:rsid="000ee8ae"/>
    </style:style>
    <style:style style:name="T2" style:family="text">
      <style:text-properties officeooo:rsid="00086ca4"/>
    </style:style>
    <style:style style:name="T3" style:family="text">
      <style:text-properties officeooo:rsid="0009f905"/>
    </style:style>
    <style:style style:name="T4" style:family="text">
      <style:text-properties officeooo:rsid="000041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lf Introduction</text:p>
      <text:p text:style-name="P4">My name is Rohit Ghosh. I was born and raised in Kolkata, the capital city of West Bengal. My formative years were shaped at The Future Foundation School, where I laid a foundation in academics. During those years, I developed a deeper interest in mathematics and computer science. Those subjects intrigued me, guiding my decision to pursue engineering.</text:p>
      <text:p text:style-name="P4"/>
      <text:p text:style-name="P4">In 2019, I joined the Kalinga Institute of Industrial Technology to study Computer Science and Communication Engineering. My undergraduate years were a time of immense learning and exploration.</text:p>
      <text:p text:style-name="P4"/>
      <text:p text:style-name="P4">During my undergraduate years, I was fortunate enough to have some internship experience. During the months of January to August in the year 2022, I was an intern at High<text:span text:style-name="T2">R</text:span>adius Private Limited, a unicorn startup. At High<text:span text:style-name="T2">R</text:span>adius, I had the opportunity to delve into full-stack web development. This role allowed me to design and implement a web-based product from scratch, gain<text:span text:style-name="T2">ing</text:span> a hands on experience in frontend and backend technologies. The role also enabled me to build machine learning models, utilizing data-driven insights to improve the application’s functionality. This experience refined my skills in teamwork, problem-solving and delivering solutions within tight deadlines.</text:p>
      <text:p text:style-name="P4"/>
      <text:p text:style-name="P4">After leaving HighRadius in September 2022, I accepted an internship in General Electrics’<text:span text:style-name="T2">s</text:span> Healthcare Division. The role introduced me to the Elastic Search, Log and Kibana -ELK stack, a powerful suite for data analysis. My responsibilities included developing proficiency in configuring and using the ELK stack for data processing and visualization. I also learned Gradle for managing project dependencies, automating builds and executing tasks efficiently. The role also enabled me to explore the Docker containerization, a software which helped me understand the importance of deploying applications in diverse environments.</text:p>
      <text:p text:style-name="P4"/>
      <text:p text:style-name="P4">My technical toolkit includes programming languages like Python, Next.<text:span text:style-name="T2">js,</text:span> C, C++ and Java. I am also quite versed in SQL (Structured Query Language). <text:span text:style-name="T2">It also includes technologies such as Docker, ELK stack and Gradle. These skills have been instrumental in my roles, academic projects and personal initiatives. They also reflect my ability to learn and adapt to emerging technologies.</text:span></text:p>
      <text:p text:style-name="P3"/>
      <text:p text:style-name="P3">I am fluent in Bengali, English and Hindi with elementary proficiency in French and German. This multilingual capability allows me to communicate effectively across diverse cultural contexts. Additionally, I hold <text:span text:style-name="T1">Associated Board of the Royal Schools of Music (</text:span>ABRSM<text:span text:style-name="T1">) </text:span>certificated on Violin from Grades 1 to 3 all passed on the merit designation. The certificates reflects my passion for music and discipline in honing my artistic skills.</text:p>
      <text:p text:style-name="P3"/>
      <text:p text:style-name="P3"/>
      <text:p text:style-name="P3">My objective to do my MBA from a university where <text:span text:style-name="T3">I can leverage my technical expertise and creative problem solving skills. I aim to work on innovative projects, contribute to meaningful debates and grow alongside my peers.</text:span><text:span text:style-name="T4"> In the long term, I aspire to steer the strategic direction of a consulting or financial division, leveraging my expertise to address emerging market challenges, optimize operations and unlock growth opportunities.</text:span></text:p>
      <text:p text:style-name="P3"/>
      <text:p text:style-name="P2">In conclusion, my academic background, professional experiences, technical skills and personal pursuits collectively define me. I am a self-motivated individual eager to learn, grow and contribute effectively. I hope to utilize this opportunity to discuss how my capabilities align with your expectat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2T15:28:02.776000000</meta:creation-date>
    <dc:date>2025-01-22T15:31:13.648000000</dc:date>
    <meta:editing-duration>PT3M11S</meta:editing-duration>
    <meta:editing-cycles>1</meta:editing-cycles>
    <meta:document-statistic meta:table-count="0" meta:image-count="0" meta:object-count="0" meta:page-count="1" meta:paragraph-count="9" meta:word-count="515" meta:character-count="3441" meta:non-whitespace-character-count="2935"/>
    <meta:generator>LibreOffice/24.2.2.2$Windows_X86_64 LibreOffice_project/d56cc158d8a96260b836f100ef4b4ef25d6f1a01</meta:generator>
  </office:meta>
</office:document-meta>
</file>